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20000002B09C140C1DEB0A00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objectwithoutfill">
      <style:graphic-properties draw:marker-start="Square" draw:marker-end="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042cm" svg:x="1cm" svg:y="12.328cm">
          <draw:image xlink:href="Pictures/1000020100000A20000002B09C140C1DEB0A0061.png" xlink:type="simple" xlink:show="embed" xlink:actuate="onLoad" loext:mime-type="image/png">
            <text:p/>
          </draw:image>
        </draw:frame>
        <draw:frame draw:style-name="gr2" draw:text-style-name="P2" draw:layer="layout" svg:width="4.826cm" svg:height="0.962cm" svg:x="5.064cm" svg:y="16.748cm">
          <draw:text-box>
            <text:p>M-Mode Soft</text:p>
          </draw:text-box>
        </draw:frame>
        <draw:line draw:style-name="gr3" draw:text-style-name="P3" draw:layer="layout" svg:x1="6.461cm" svg:y1="17.002cm" svg:x2="6.08cm" svg:y2="14.716cm">
          <text:p/>
        </draw:line>
        <draw:line draw:style-name="gr3" draw:text-style-name="P3" draw:layer="layout" svg:x1="6.341cm" svg:y1="17.002cm" svg:x2="13.065cm" svg:y2="15.859cm">
          <text:p/>
        </draw:line>
        <draw:line draw:style-name="gr3" draw:text-style-name="P3" draw:layer="layout" svg:x1="6.461cm" svg:y1="17.002cm" svg:x2="3.076cm" svg:y2="13.9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2-13T09:14:38.863619835</dc:date>
    <meta:editing-duration>PT2M34S</meta:editing-duration>
    <meta:editing-cycles>1</meta:editing-cycles>
    <meta:document-statistic meta:object-count="5"/>
    <meta:generator>LibreOffice/6.3.4.2$Linux_X86_64 LibreOffice_project/30$Build-2</meta:generator>
  </office:meta>
</office:document-meta>
</file>